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070000021A002F91702944679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pr1" style:family="presentation" style:parent-style-name="Slide_20_de_20_Título-title" style:list-style-name="L2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 style:list-style-name="L3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fo:min-height="13.364cm"/>
    </style:style>
    <style:style style:name="P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2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1" presentation:style-name="pr1" draw:text-style-name="P1" draw:layer="layout" svg:width="25.399cm" svg:height="6.631cm" svg:x="4.233cm" svg:y="3.118cm" presentation:class="title" presentation:placeholder="true" presentation:user-transformed="true">
          <draw:text-box/>
        </draw:frame>
        <draw:frame draw:name="Subtítulo 2" presentation:style-name="pr2" draw:text-style-name="P2" draw:layer="layout" svg:width="25.399cm" svg:height="4.598cm" svg:x="4.233cm" svg:y="10.006cm" presentation:class="subtitle" presentation:placeholder="true" presentation:user-transformed="true">
          <draw:text-box/>
        </draw:frame>
        <draw:frame draw:name="Imagem 3" draw:style-name="gr1" draw:text-style-name="P3" draw:layer="layout" svg:width="36.506cm" svg:height="19.049cm" svg:x="-1.307cm" svg:y="0cm">
          <draw:image xlink:href="Pictures/10000000000004070000021A002F917029446793.png" xlink:type="simple" xlink:show="embed" xlink:actuate="onLoad">
            <text:p/>
          </draw:image>
        </draw:frame>
        <draw:custom-shape draw:name="CaixaDeTexto 4" draw:style-name="gr2" draw:text-style-name="P5" draw:layer="layout" svg:width="10.35cm" svg:height="2.621cm" svg:x="9.5cm" svg:y="11.701cm">
          <text:p text:style-name="P4"><text:span text:style-name="T1">PROGRAMADOR E</text:span></text:p>
          <text:p text:style-name="P4"><text:span text:style-name="T1">ANALISTA DE SISTEMA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2" draw:text-style-name="P5" draw:layer="layout" svg:width="3.373cm" svg:height="2.282cm" svg:x="19.68cm" svg:y="11.713cm">
          <text:p text:style-name="P4"><text:span text:style-name="T2">PH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3" draw:text-style-name="P5" draw:layer="layout" svg:width="36.506cm" svg:height="1.436cm" svg:x="-1.307cm" svg:y="16.094cm">
          <text:p text:style-name="P4"><text:span text:style-name="T3">Interessados enviar e-mail para : recrutamento@unisuam.edu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que para editar o título mestre</text:span></text:p>
        </draw:text-box>
      </draw:frame>
      <draw:frame draw:name="Espaço Reservado para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1-26">26/01/18</text:date></text:span></text:p>
        </draw:text-box>
      </draw:frame>
      <draw:frame draw:name="Espaço Reservado para Rodapé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Rafael Sommerfeld</meta:initial-creator>
    <meta:editing-cycles>3</meta:editing-cycles>
    <meta:creation-date>2018-01-26T19:05:35</meta:creation-date>
    <dc:date>2018-01-26T20:46:01.387779148</dc:date>
    <meta:editing-duration>PT28S</meta:editing-duration>
    <meta:generator>LibreOffice/5.3.6.1$Linux_X86_64 LibreOffice_project/686f202eff87ef707079aeb7f485847613344eb7</meta:generator>
    <meta:document-statistic meta:object-count="2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